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92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828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.8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6.56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4.49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39.89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37.210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55.995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88.61651</text:p>
          </table:table-cell>
        </table:table-row>
        <calcext:sparkline-groups>
          <calcext:sparkline-group calcext:id="{5E1BA331-1841-47BE-AE80-E8E400B2312F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/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16:19:47.728000000</meta:creation-date>
    <dc:date>2025-09-13T18:13:12.294000000</dc:date>
    <meta:editing-duration>PT1H28M6S</meta:editing-duration>
    <meta:editing-cycles>1</meta:editing-cycles>
    <meta:document-statistic meta:table-count="1" meta:cell-count="18" meta:object-count="0"/>
    <meta:generator>LibreOffice/24.8.0.3$Windows_X86_64 LibreOffice_project/0bdf1299c94fe897b119f97f3c613e9dca6be583</meta:generator>
  </office:meta>
</office:document-meta>
</file>